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1.066cm" presentation:class="title" presentation:user-transformed="true">
          <draw:text-box>
            <text:p>TW audio visual Presentation-3 </text:p>
          </draw:text-box>
        </draw:frame>
        <draw:frame presentation:style-name="pr2" draw:layer="layout" svg:width="24.639cm" svg:height="13.927cm" svg:x="1.4cm" svg:y="4.04cm" presentation:class="subtitle" presentation:user-transformed="true">
          <draw:text-box>
            <text:p>60 second talk describing where TW can be deployed discussing the demography of different locations compared to Kenya, population, education, number of universities etc for places like Jo'burg, Lagos, Accra, Cairo, London, Singapore, Mumbai, Kuala Lumpur, Hong Kong, Brisbane, Vancouver and Halifax</text:p>
            <text:p/>
            <text:p>Note: that this will be shown under the TIME TAB under the Deployment by-line.</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30T11:03:22</meta:creation-date>
    <dc:date>2014-03-30T14:37:11</dc:date>
    <meta:editing-duration>PT19M24S</meta:editing-duration>
    <meta:editing-cycles>5</meta:editing-cycles>
    <meta:generator>LibreOffice/3.5$Linux_X86_64 LibreOffice_project/350m1$Build-2</meta:generator>
    <meta:document-statistic meta:object-count="25"/>
  </office:meta>
</office:document-meta>
</file>